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orphans="2" fo:widows="2"/>
      <style:text-properties officeooo:paragraph-rsid="000516f4"/>
    </style:style>
    <style:style style:name="P2" style:family="paragraph" style:parent-style-name="Standard">
      <style:paragraph-properties fo:orphans="2" fo:widows="2"/>
      <style:text-properties fo:font-variant="normal" fo:text-transform="none" fo:color="#666666" loext:opacity="100%" style:font-name="DDG ProximaNova" fo:font-size="13.5pt" fo:letter-spacing="normal" fo:font-style="normal" fo:font-weight="normal" officeooo:rsid="0006cf51" officeooo:paragraph-rsid="000516f4"/>
    </style:style>
    <style:style style:name="P3" style:family="paragraph" style:parent-style-name="Standard">
      <style:paragraph-properties fo:margin-left="0cm" fo:margin-right="0cm" fo:orphans="2" fo:widows="2" fo:text-indent="0cm" style:auto-text-indent="false"/>
      <style:text-properties fo:font-variant="normal" fo:text-transform="none" fo:color="#666666" loext:opacity="100%" style:font-name="DDG ProximaNova" fo:font-size="13.5pt" fo:letter-spacing="normal" fo:font-style="normal" fo:font-weight="normal" officeooo:paragraph-rsid="00005371"/>
    </style:style>
    <style:style style:name="P4" style:family="paragraph" style:parent-style-name="Standard">
      <style:paragraph-properties fo:margin-left="0cm" fo:margin-right="0cm" fo:orphans="2" fo:widows="2" fo:text-indent="0cm" style:auto-text-indent="false"/>
      <style:text-properties fo:font-variant="normal" fo:text-transform="none" fo:color="#666666" loext:opacity="100%" style:font-name="DDG ProximaNova" fo:font-size="13.5pt" fo:letter-spacing="normal" fo:font-style="normal" fo:font-weight="normal" officeooo:rsid="00019634" officeooo:paragraph-rsid="00019634"/>
    </style:style>
    <style:style style:name="P5" style:family="paragraph" style:parent-style-name="Standard">
      <style:paragraph-properties fo:margin-left="0cm" fo:margin-right="0cm" fo:orphans="2" fo:widows="2" fo:text-indent="0cm" style:auto-text-indent="false"/>
      <style:text-properties fo:font-variant="normal" fo:text-transform="none" fo:color="#666666" loext:opacity="100%" style:font-name="DDG ProximaNova" fo:font-size="13.5pt" fo:letter-spacing="normal" fo:font-style="normal" fo:font-weight="normal" officeooo:rsid="00019634" officeooo:paragraph-rsid="00074b1e" style:font-weight-asian="bold" style:font-weight-complex="bold"/>
    </style:style>
    <style:style style:name="P6" style:family="paragraph" style:parent-style-name="Standard">
      <style:paragraph-properties fo:margin-left="0cm" fo:margin-right="0cm" fo:orphans="2" fo:widows="2" fo:text-indent="0cm" style:auto-text-indent="false"/>
      <style:text-properties fo:font-variant="normal" fo:text-transform="none" fo:color="#666666" loext:opacity="100%" style:font-name="DDG ProximaNova" fo:font-size="13.5pt" fo:letter-spacing="normal" fo:font-style="normal" fo:font-weight="bold" officeooo:rsid="00019634" officeooo:paragraph-rsid="00019634" style:font-weight-asian="bold" style:font-weight-complex="bold"/>
    </style:style>
    <style:style style:name="P7" style:family="paragraph" style:parent-style-name="Standard">
      <style:paragraph-properties fo:margin-left="0cm" fo:margin-right="0cm" fo:orphans="2" fo:widows="2" fo:text-indent="0cm" style:auto-text-indent="false"/>
      <style:text-properties fo:font-variant="normal" fo:text-transform="none" fo:color="#666666" loext:opacity="100%" style:font-name="DDG ProximaNova" fo:font-size="13.5pt" fo:letter-spacing="normal" fo:font-style="normal" fo:font-weight="bold" officeooo:rsid="00019634" officeooo:paragraph-rsid="00074b1e" style:font-weight-asian="bold" style:font-weight-complex="bold"/>
    </style:style>
    <style:style style:name="T1" style:family="text">
      <style:text-properties officeooo:rsid="000089d3"/>
    </style:style>
    <style:style style:name="T2" style:family="text">
      <style:text-properties officeooo:rsid="00019634"/>
    </style:style>
    <style:style style:name="T3" style:family="text">
      <style:text-properties style:font-name="Liberation Sans" fo:font-size="16.1000003814697pt" fo:font-weight="bold" officeooo:rsid="00019634" style:font-name-asian="Noto Sans CJK SC" style:font-size-asian="16.1000003814697pt" style:font-weight-asian="bold" style:font-name-complex="Noto Sans Devanagari" style:font-size-complex="16.1000003814697pt" style:font-weight-complex="bold"/>
    </style:style>
    <style:style style:name="T4" style:family="text">
      <style:text-properties fo:font-variant="normal" fo:text-transform="none" fo:color="#666666" loext:opacity="100%" style:font-name="DDG ProximaNova" fo:font-size="13.5pt" fo:letter-spacing="normal" fo:font-style="normal" fo:font-weight="normal"/>
    </style:style>
    <style:style style:name="T5" style:family="text">
      <style:text-properties fo:font-variant="normal" fo:text-transform="none" fo:color="#666666" loext:opacity="100%" style:font-name="DDG ProximaNova" fo:font-size="13.5pt" fo:letter-spacing="normal" fo:font-style="normal" fo:font-weight="normal" officeooo:rsid="00019634"/>
    </style:style>
    <style:style style:name="T6" style:family="text">
      <style:text-properties fo:font-variant="normal" fo:text-transform="none" fo:color="#666666" loext:opacity="100%" style:font-name="Liberation Sans" fo:font-size="16.1000003814697pt" fo:letter-spacing="normal" fo:font-style="normal" fo:font-weight="bold" officeooo:rsid="00019634" style:font-name-asian="Noto Sans CJK SC" style:font-size-asian="16.1000003814697pt" style:font-weight-asian="bold" style:font-name-complex="Noto Sans Devanagari" style:font-size-complex="16.1000003814697pt" style:font-weight-complex="bold"/>
    </style:style>
    <style:style style:name="T7" style:family="text">
      <style:text-properties officeooo:rsid="00033c04"/>
    </style:style>
    <style:style style:name="T8" style:family="text">
      <style:text-properties officeooo:rsid="000516f4"/>
    </style:style>
    <style:style style:name="T9" style:family="text">
      <style:text-properties officeooo:rsid="00074b1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6">Exemplifying how it works.</text:span><text:span text:style-name="T2"> </text:span></text:h>
      <text:p text:style-name="P3">To begin with, let's look at the DAO-Dapp. This DApp acts as a link with the entire project. From it, we as a developer team, can control the operation of the entire system. The DAO-Dapp today has already implemented some of the basic functions and some of the most advanced that it will have when the project <text:span text:style-name="T7">well be</text:span> finished. </text:p>
      <text:p text:style-name="P3"/>
      <text:p text:style-name="P3">Regarding the basic functions, we can observe that from the DAO-Dap<text:span text:style-name="T1">p</text:span> we can visualize and add maxima contacts, send and create tokens manually, as well as visualize the balance for a specific token.</text:p>
      <text:p text:style-name="P3"/>
      <text:p text:style-name="P3">But the more advanced features are behind the front-end. These functions work automatically and respond to the different events that the DAO-Dapp is receiving.</text:p>
      <text:p text:style-name="P3"/>
      <text:p text:style-name="P3"><text:span text:style-name="T8">So, l</text:span>et's look at some of the examples:</text:p>
      <text:p text:style-name="P3"/>
      <text:p text:style-name="P6">The Tracker-Dapp prespective</text:p>
      <text:p text:style-name="P4"/>
      <text:p text:style-name="P4">We will assume that we have a user who wants to send information to the DAO-Dapp about their preferences regarding the advertising they want to receive. To do this you will use the Tracker-Dapp. The Tracker-Dapp is an application that allows its users to manage the relationship with the advertising. From it, a user can send, for example, to the DAO-Dapp, the advertising preferences they want to receive. </text:p>
      <text:p text:style-name="P4"/>
      <text:p text:style-name="P1"><text:span text:style-name="T5">From Tracker-Dapp we can see that a user can also perform basic functions, with maxima, send tokens manually and later, even list the applications that receive advertising. But let's see how a user can request to receive a specific advertisement. For this you only have to choose the profile in which you want to request the advertising and then just choose one from the available ones and send it to the DAO. </text:span></text:p>
      <text:p text:style-name="P1"><text:span text:style-name="T5"/></text:p>
      <text:p text:style-name="P2"><text:span text:style-name="T2">Tracker-Dapp also has other interesting features. For example, it is able to show advertising that a publicist has previously decided to send. This advertising directly rewards the user who owns the Tracker-Dapp according to the characteristics of the smart contract that has been signed.</text:span></text:p>
      <text:p text:style-name="P2"/>
      <text:p text:style-name="P7">The <text:span text:style-name="T9">API-</text:span>Tracker prespective</text:p>
      <text:p text:style-name="P7"/>
      <text:p text:style-name="P5">The API-Tracker, is designed to allow any developer, the integration of our MDAE system into the Dapps that are developed. This API easily integrates into any Dapp and allows both the developer and the end user to manage advertising submitted by an advertiser .</text:p>
      <text:p text:style-name="P5"><text:soft-page-break/></text:p>
      <text:p text:style-name="P5">In our case, we used the Dapp MaxSolo to exemplify the integration of the API into a Dapp. When MaxSolo starts up for the first time, he exposes a default advertisement, but when Dapp receives a transaction from a publicist, he is able to manage it and show the advertising he has encapsula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20:37:52.920294341</meta:creation-date>
    <dc:date>2022-09-15T22:42:26.709549274</dc:date>
    <meta:editing-duration>PT3M3S</meta:editing-duration>
    <meta:editing-cycles>2</meta:editing-cycles>
    <meta:generator>LibreOffice/7.0.4.2$Linux_X86_64 LibreOffice_project/00$Build-2</meta:generator>
    <meta:document-statistic meta:table-count="0" meta:image-count="0" meta:object-count="0" meta:page-count="2" meta:paragraph-count="12" meta:word-count="416" meta:character-count="2466" meta:non-whitespace-character-count="2058"/>
  </office:meta>
</office:document-meta>
</file>